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4848" calcext:value-type="float">
            <text:p>22.0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2432" calcext:value-type="float">
            <text:p>24.7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7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7416" calcext:value-type="float">
            <text:p>25.80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1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276</text:p>
          </table:table-cell>
          <table:table-cell office:value-type="string" calcext:value-type="string">
            <text:p>8N 6W 12BA:28635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